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text>Decimal Number: </mtext>
            <msub>
              <mn>256</mn>
              <mn>10</mn>
            </msub>
          </mrow>
        </mtd>
      </mtr>
      <mtr>
        <mtd>
          <mrow>
            <mtext>Binary Number: </mtext>
            <msub>
              <mn>100000000</mn>
              <mn>2</mn>
            </msub>
            <mrow>
              <mo fence="true" form="prefix" stretchy="false">(</mo>
              <mrow>
                <mrow>
                  <mn>9</mn>
                  <mi>bit</mi>
                </mrow>
              </mrow>
              <mo fence="true" form="postfix" stretchy="false">)</mo>
            </mrow>
            <msub>
              <mn>00000000</mn>
              <mn>2</mn>
            </msub>
            <mrow>
              <mo fence="true" form="prefix" stretchy="false">(</mo>
              <mrow>
                <mrow>
                  <mn>8</mn>
                  <mi>bit</mi>
                </mrow>
              </mrow>
              <mo fence="true" form="postfix" stretchy="false">)</mo>
            </mrow>
          </mrow>
        </mtd>
      </mtr>
      <mtr>
        <mtd>
          <mrow>
            <mrow>
              <mrow>
                <mn>256</mn>
                <mo stretchy="false">/</mo>
                <mn>2</mn>
              </mrow>
              <mo stretchy="false">=</mo>
              <mn>128</mn>
            </mrow>
            <mtext>%</mtext>
            <mn>0</mn>
            <mspace width="2em"/>
            <mrow>
              <mrow>
                <mn>128</mn>
                <mo stretchy="false">/</mo>
                <mn>2</mn>
              </mrow>
              <mo stretchy="false">=</mo>
              <mn>64</mn>
            </mrow>
            <mtext>%</mtext>
            <mn>0</mn>
            <mspace width="2em"/>
            <mrow>
              <mrow>
                <mn>64</mn>
                <mo stretchy="false">/</mo>
                <mn>2</mn>
              </mrow>
              <mo stretchy="false">=</mo>
              <mn>32</mn>
            </mrow>
            <mtext>%</mtext>
            <mn>0</mn>
            <mspace width="2em"/>
            <mrow>
              <mrow>
                <mn>32</mn>
                <mo stretchy="false">/</mo>
                <mn>2</mn>
              </mrow>
              <mo stretchy="false">=</mo>
              <mn>16</mn>
            </mrow>
            <mtext>%</mtext>
            <mn>0</mn>
            <mspace width="2em"/>
            <mrow>
              <mrow>
                <mn>16</mn>
                <mo stretchy="false">/</mo>
                <mn>2</mn>
              </mrow>
              <mo stretchy="false">=</mo>
              <mn>8</mn>
            </mrow>
            <mtext>%</mtext>
            <mn>0</mn>
            <mspace width="2em"/>
            <mrow>
              <mrow>
                <mn>8</mn>
                <mo stretchy="false">/</mo>
                <mn>2</mn>
              </mrow>
              <mo stretchy="false">=</mo>
              <mn>4</mn>
            </mrow>
            <mtext>%</mtext>
            <mn>0</mn>
            <mspace width="2em"/>
            <mrow>
              <mrow>
                <mn>4</mn>
                <mo stretchy="false">/</mo>
                <mn>2</mn>
              </mrow>
              <mo stretchy="false">=</mo>
              <mn>2</mn>
            </mrow>
            <mtext>%</mtext>
            <mn>0</mn>
            <mspace width="2em"/>
            <mrow>
              <mrow>
                <mn>2</mn>
                <mo stretchy="false">/</mo>
                <mn>2</mn>
              </mrow>
              <mo stretchy="false">=</mo>
              <mn>1</mn>
            </mrow>
            <mtext>%</mtext>
            <mn>0</mn>
            <mspace width="2em"/>
            <mrow>
              <mrow>
                <mn>1</mn>
                <mo stretchy="false">/</mo>
                <mn>2</mn>
              </mrow>
              <mo stretchy="false">=</mo>
              <mn>0</mn>
            </mrow>
            <mtext>%</mtext>
            <mn>1</mn>
          </mrow>
        </mtd>
      </mtr>
      <mtr>
        <mtd>
          <mrow>
            <mtext>Octal: </mtext>
            <msub>
              <mn>400</mn>
              <mn>8</mn>
            </msub>
          </mrow>
        </mtd>
      </mtr>
      <mtr>
        <mtd>
          <mrow>
            <mrow>
              <mrow>
                <mn>256</mn>
                <mo stretchy="false">/</mo>
                <mn>8</mn>
              </mrow>
              <mo stretchy="false">=</mo>
              <mn>32</mn>
            </mrow>
            <mtext>%</mtext>
            <mn>0</mn>
            <mspace width="2em"/>
            <mrow>
              <mrow>
                <mn>32</mn>
                <mo stretchy="false">/</mo>
                <mn>8</mn>
              </mrow>
              <mo stretchy="false">=</mo>
              <mn>4</mn>
            </mrow>
            <mtext>%</mtext>
            <mn>0</mn>
            <mspace width="2em"/>
            <mrow>
              <mrow>
                <mn>4</mn>
                <mo stretchy="false">/</mo>
                <mn>8</mn>
              </mrow>
              <mo stretchy="false">=</mo>
              <mn>0</mn>
            </mrow>
            <mtext>%</mtext>
            <mn>4</mn>
          </mrow>
        </mtd>
      </mtr>
      <mtr>
        <mtd>
          <mrow>
            <mtext>Hex: </mtext>
            <msub>
              <mn>100</mn>
              <mn>16</mn>
            </msub>
          </mrow>
        </mtd>
      </mtr>
      <mtr>
        <mtd>
          <mrow>
            <mrow>
              <mrow>
                <mn>256</mn>
                <mo stretchy="false">/</mo>
                <mn>16</mn>
              </mrow>
              <mo stretchy="false">=</mo>
              <mn>16</mn>
            </mrow>
            <mtext>%</mtext>
            <mn>0</mn>
            <mspace width="2em"/>
            <mrow>
              <mrow>
                <mn>16</mn>
                <mo stretchy="false">/</mo>
                <mn>16</mn>
              </mrow>
              <mo stretchy="false">=</mo>
              <mn>1</mn>
            </mrow>
            <mtext>%</mtext>
            <mn>0</mn>
            <mspace width="2em"/>
            <mrow>
              <mrow>
                <mn>1</mn>
                <mo stretchy="false">/</mo>
                <mn>16</mn>
              </mrow>
              <mo stretchy="false">=</mo>
              <mn>0</mn>
            </mrow>
            <mtext>%</mtext>
            <mn>1</mn>
          </mrow>
        </mtd>
      </mtr>
      <mtr>
        <mtd>
          <mrow>
            <mtext>Base-7: </mtext>
            <msub>
              <mn>514</mn>
              <mn>7</mn>
            </msub>
          </mrow>
        </mtd>
      </mtr>
      <mtr>
        <mtd>
          <mrow>
            <mrow>
              <mrow>
                <mn>256</mn>
                <mo stretchy="false">/</mo>
                <mn>7</mn>
              </mrow>
              <mo stretchy="false">=</mo>
              <mn>36</mn>
            </mrow>
            <mtext>%</mtext>
            <mn>4</mn>
            <mspace width="2em"/>
            <mrow>
              <mrow>
                <mn>36</mn>
                <mo stretchy="false">/</mo>
                <mn>7</mn>
              </mrow>
              <mo stretchy="false">=</mo>
              <mn>35</mn>
            </mrow>
            <mtext>%</mtext>
            <mn>1</mn>
            <mspace width="2em"/>
            <mrow>
              <mrow>
                <mn>35</mn>
                <mo stretchy="false">/</mo>
                <mn>7</mn>
              </mrow>
              <mo stretchy="false">=</mo>
              <mn>0</mn>
            </mrow>
            <mtext>%</mtext>
            <mn>5</mn>
          </mrow>
        </mtd>
      </mtr>
      <mtr>
        <mtd>
          <mrow/>
        </mtd>
      </mtr>
      <mtr>
        <mtd>
          <mrow>
            <mtext>Binary: </mtext>
            <msub>
              <mn>10101010</mn>
              <mn>2</mn>
            </msub>
          </mrow>
        </mtd>
      </mtr>
      <mtr>
        <mtd>
          <mrow>
            <mtext>Decimal: </mtext>
            <msub>
              <mn>170</mn>
              <mn>10</mn>
            </msub>
          </mrow>
        </mtd>
      </mtr>
      <mtr>
        <mtd>
          <mrow>
            <mrow>
              <mrow>
                <mn>0</mn>
                <mo stretchy="false">×</mo>
                <msup>
                  <mn>2</mn>
                  <mn>0</mn>
                </msup>
              </mrow>
              <mo stretchy="false">+</mo>
              <mrow>
                <mn>1</mn>
                <mo stretchy="false">×</mo>
                <msup>
                  <mn>2</mn>
                  <mn>1</mn>
                </msup>
              </mrow>
              <mo stretchy="false">+</mo>
              <mrow>
                <mn>0</mn>
                <mo stretchy="false">×</mo>
                <msup>
                  <mn>2</mn>
                  <mn>2</mn>
                </msup>
              </mrow>
              <mo stretchy="false">+</mo>
              <mrow>
                <mn>1</mn>
                <mo stretchy="false">×</mo>
                <msup>
                  <mn>2</mn>
                  <mn>3</mn>
                </msup>
              </mrow>
              <mo stretchy="false">+</mo>
              <mrow>
                <mn>0</mn>
                <mo stretchy="false">×</mo>
                <msup>
                  <mn>2</mn>
                  <mn>4</mn>
                </msup>
              </mrow>
              <mo stretchy="false">+</mo>
              <mrow>
                <mn>1</mn>
                <mo stretchy="false">×</mo>
                <msup>
                  <mn>2</mn>
                  <mn>5</mn>
                </msup>
              </mrow>
              <mo stretchy="false">+</mo>
              <mrow>
                <mn>0</mn>
                <mo stretchy="false">×</mo>
                <msup>
                  <mn>2</mn>
                  <mn>6</mn>
                </msup>
              </mrow>
              <mo stretchy="false">+</mo>
              <mrow>
                <mn>1</mn>
                <mo stretchy="false">×</mo>
                <msup>
                  <mn>5</mn>
                  <mn>7</mn>
                </msup>
              </mrow>
            </mrow>
            <mo stretchy="false">=</mo>
            <msub>
              <mn>170</mn>
              <mn>10</mn>
            </msub>
          </mrow>
        </mtd>
      </mtr>
      <mtr>
        <mtd>
          <mrow>
            <mtext>Octal: </mtext>
            <msub>
              <mn>252</mn>
              <mn>8</mn>
            </msub>
          </mrow>
        </mtd>
      </mtr>
      <mtr>
        <mtd>
          <mrow>
            <mrow>
              <mrow>
                <mn>170</mn>
                <mo stretchy="false">/</mo>
                <mn>8</mn>
              </mrow>
              <mo stretchy="false">=</mo>
              <mn>21</mn>
            </mrow>
            <mtext>%</mtext>
            <mn>2</mn>
            <mspace width="2em"/>
            <mrow>
              <mrow>
                <mn>21</mn>
                <mo stretchy="false">/</mo>
                <mn>8</mn>
              </mrow>
              <mo stretchy="false">=</mo>
              <mn>2</mn>
            </mrow>
            <mtext>%</mtext>
            <mn>5</mn>
            <mspace width="2em"/>
            <mrow>
              <mrow>
                <mn>2</mn>
                <mo stretchy="false">/</mo>
                <mn>8</mn>
              </mrow>
              <mo stretchy="false">=</mo>
              <mn>0</mn>
            </mrow>
            <mtext>%</mtext>
            <mn>2</mn>
          </mrow>
        </mtd>
      </mtr>
      <mtr>
        <mtd>
          <mrow>
            <mtext>Hex: </mtext>
            <msub>
              <mi>AA</mi>
              <mn>16</mn>
            </msub>
          </mrow>
        </mtd>
      </mtr>
      <mtr>
        <mtd>
          <mrow>
            <mrow>
              <mrow>
                <mn>170</mn>
                <mo stretchy="false">/</mo>
                <mn>16</mn>
              </mrow>
              <mo stretchy="false">=</mo>
              <mn>10</mn>
            </mrow>
            <mtext>%</mtext>
            <mn>10</mn>
            <mrow>
              <mo fence="true" form="prefix" stretchy="false">(</mo>
              <mrow>
                <mi mathvariant="normal">A</mi>
              </mrow>
              <mo fence="true" form="postfix" stretchy="false">)</mo>
            </mrow>
            <mspace width="2em"/>
            <mrow>
              <mrow>
                <mn>10</mn>
                <mo stretchy="false">/</mo>
                <mn>16</mn>
              </mrow>
              <mo stretchy="false">=</mo>
              <mn>0</mn>
            </mrow>
            <mtext>%</mtext>
            <mn>10</mn>
            <mrow>
              <mo fence="true" form="prefix" stretchy="false">(</mo>
              <mrow>
                <mi mathvariant="normal">A</mi>
              </mrow>
              <mo fence="true" form="postfix" stretchy="false">)</mo>
            </mrow>
          </mrow>
        </mtd>
      </mtr>
      <mtr>
        <mtd>
          <mrow>
            <mtext>Base-7: </mtext>
            <msub>
              <mn>332</mn>
              <mn>7</mn>
            </msub>
          </mrow>
        </mtd>
      </mtr>
      <mtr>
        <mtd>
          <mrow>
            <mrow>
              <mrow>
                <mn>170</mn>
                <mo stretchy="false">/</mo>
                <mn>7</mn>
              </mrow>
              <mo stretchy="false">=</mo>
              <mn>24</mn>
            </mrow>
            <mtext>%</mtext>
            <mn>2</mn>
            <mspace width="2em"/>
            <mrow>
              <mrow>
                <mn>24</mn>
                <mo stretchy="false">/</mo>
                <mn>7</mn>
              </mrow>
              <mo stretchy="false">=</mo>
              <mn>3</mn>
            </mrow>
            <mtext>%</mtext>
            <mn>3</mn>
            <mspace width="2em"/>
            <mrow>
              <mrow>
                <mn>3</mn>
                <mo stretchy="false">/</mo>
                <mn>7</mn>
              </mrow>
              <mo stretchy="false">=</mo>
              <mn>0</mn>
            </mrow>
            <mtext>%</mtext>
            <mn>3</mn>
          </mrow>
        </mtd>
      </mtr>
      <mtr>
        <mtd>
          <mrow/>
        </mtd>
      </mtr>
    </mtable>
    <annotation encoding="StarMath 5.0">"Decimal Number: "256_10 newline
"Binary Number: " 100000000_2 (9bit) 00000000_2 (8bit) newline
256/2 = 128 % 0 ~
128/2 = 64 % 0 ~
64/2 = 32 % 0 ~
32/2 = 16 % 0 ~
16/2 = 8 % 0 ~
8/2 = 4 % 0 ~
4/2 = 2 % 0 ~
2/2 = 1 % 0 ~
1/2 = 0 % 1 newline
"Octal: " 400_8 newline
256/8 = 32 % 0 ~ 32/8 = 4 % 0 ~ 4/8 = 0 % 4 newline
"Hex: " 100_16 newline
256/16 = 16 % 0 ~
16/16 = 1 % 0 ~
1/16 = 0 % 1 newline
"Base-7: " 514_7 newline
256/7 = 36 % 4 ~
36/7 = 35 % 1 ~
35/7 = 0 % 5 newline
newline
"Binary: " 10101010_2 newline
"Decimal: " 170_10 newline
0 times 2^0 + 1 times 2^1 + 0 times 2^2 + 1 times 2^3 + 0 times 2^4 + 1 times 2^5 + 0 times 2^6 + 1 times 5^7 = 170_10 newline
"Octal: " 252_8 newline
170/8 = 21 % 2 ~ 21/8 = 2 % 5 ~ 2/8 = 0 % 2 newline
"Hex: " AA_16 newline
170/16 = 10 % 10 (A) ~ 10/16 = 0 % 10 (A) newline
"Base-7: " 332_7 newline
170/7 = 24 % 2 ~ 24/7 = 3 % 3 ~ 3/7 = 0 % 3 newline
newline
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7T09:32:09.251117221</meta:creation-date>
    <dc:date>2023-01-17T23:20:22.640000000</dc:date>
    <meta:editing-duration>PT1H10M59S</meta:editing-duration>
    <meta:editing-cycles>3</meta:editing-cycles>
    <meta:generator>LibreOffice/7.2.5.2$Windows_X86_64 LibreOffice_project/499f9727c189e6ef3471021d6132d4c694f357e5</meta:generator>
  </office:meta>
</office:document-meta>
</file>